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ff1a" officeooo:paragraph-rsid="001cff1a"/>
    </style:style>
    <style:style style:name="P2" style:family="paragraph" style:parent-style-name="Standard">
      <style:text-properties fo:color="#000000" officeooo:rsid="001cff1a" officeooo:paragraph-rsid="001cff1a"/>
    </style:style>
    <style:style style:name="P3" style:family="paragraph" style:parent-style-name="Standard">
      <style:text-properties fo:color="#000000" style:font-name="Consolas" fo:font-size="12pt" officeooo:rsid="001cff1a" officeooo:paragraph-rsid="001cff1a" style:font-size-asian="12pt" style:font-size-complex="12pt"/>
    </style:style>
    <style:style style:name="P4" style:family="paragraph" style:parent-style-name="Standard">
      <style:text-properties fo:font-size="14pt" fo:font-weight="bold" officeooo:rsid="001cff1a" officeooo:paragraph-rsid="001cff1a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fo:color="#000000" style:font-name="Segoe UI1" fo:font-size="14pt" fo:font-weight="bold" officeooo:rsid="001cff1a" officeooo:paragraph-rsid="001e9ee3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6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9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2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2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23" style:family="text">
      <style:text-properties fo:font-size="10pt" fo:font-style="normal" fo:font-weight="normal" style:font-size-asian="10pt" style:font-style-asian="normal" style:font-weight-asian="normal"/>
    </style:style>
    <style:style style:name="T24" style:family="text">
      <style:text-properties fo:font-size="10pt" fo:font-style="normal" fo:font-weight="normal" style:font-size-asian="10pt" style:font-style-asian="normal" style:font-weight-asian="normal"/>
    </style:style>
    <style:style style:name="T25" style:family="text">
      <style:text-properties fo:font-size="10pt" fo:font-style="normal" fo:font-weight="normal" style:font-size-asian="10pt" style:font-style-asian="normal" style:font-weight-asian="normal"/>
    </style:style>
    <style:style style:name="T26" style:family="text">
      <style:text-properties fo:font-size="10pt" fo:font-style="normal" fo:font-weight="normal" style:font-size-asian="10pt" style:font-style-asian="normal" style:font-weight-asian="normal"/>
    </style:style>
    <style:style style:name="T27" style:family="text">
      <style:text-properties fo:font-size="10pt" fo:font-style="normal" fo:font-weight="normal" style:font-size-asian="10pt" style:font-style-asian="normal" style:font-weight-asian="normal"/>
    </style:style>
    <style:style style:name="T28" style:family="text">
      <style:text-properties fo:font-size="10pt" fo:font-style="normal" fo:font-weight="normal" style:font-size-asian="10pt" style:font-style-asian="normal" style:font-weight-asian="normal"/>
    </style:style>
    <style:style style:name="T29" style:family="text">
      <style:text-properties fo:font-size="10pt" fo:font-style="normal" fo:font-weight="normal" style:font-size-asian="10pt" style:font-style-asian="normal" style:font-weight-asian="normal"/>
    </style:style>
    <style:style style:name="T30" style:family="text">
      <style:text-properties fo:font-size="10pt" fo:font-style="italic" fo:font-weight="normal" style:font-size-asian="10pt" style:font-style-asian="italic" style:font-weight-asian="normal"/>
    </style:style>
    <style:style style:name="T31" style:family="text">
      <style:text-properties fo:font-size="10pt" fo:font-style="italic" fo:font-weight="bold" style:font-size-asian="10pt" style:font-style-asian="italic" style:font-weight-asian="bold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fo:font-style="normal" fo:font-weight="normal" style:font-style-asian="normal" style:font-weight-asian="normal"/>
    </style:style>
    <style:style style:name="T38" style:family="text">
      <style:text-properties fo:font-style="normal" fo:font-weight="normal" style:font-style-asian="normal" style:font-weight-asian="normal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italic" fo:font-weight="normal" style:font-style-asian="italic" style:font-weight-asian="normal"/>
    </style:style>
    <style:style style:name="T41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1:</text:p>
      <text:p text:style-name="P2"/>
      <text:p text:style-name="P3"><text:span text:style-name="T32">package </text:span><text:span text:style-name="T32">ejercicio1</text:span><text:span text:style-name="T32">;</text:span><text:line-break/><text:line-break/><text:span text:style-name="T32">public class </text:span><text:span text:style-name="T32">Ejercicio1 {</text:span></text:p>
      <text:p text:style-name="P3"><text:line-break/><text:span text:style-name="T32"> <text:s text:c="3"/></text:span><text:span text:style-name="T32">public static void </text:span><text:span text:style-name="T32">main</text:span><text:span text:style-name="T32">(String[] </text:span><text:span text:style-name="T40">args</text:span><text:span text:style-name="T32">) {</text:span><text:line-break/><text:span text:style-name="T32"> <text:s text:c="7"/>System.</text:span><text:span text:style-name="T41">out</text:span><text:span text:style-name="T32">.</text:span><text:span text:style-name="T32">println</text:span><text:span text:style-name="T32">(</text:span><text:span text:style-name="T32">"Bucle For"</text:span><text:span text:style-name="T32">)</text:span><text:span text:style-name="T32">;</text:span><text:line-break/><text:span text:style-name="T32"> <text:s text:c="7"/></text:span><text:span text:style-name="T32">for </text:span><text:span text:style-name="T32">(</text:span><text:span text:style-name="T32">int </text:span><text:span text:style-name="T32">i </text:span><text:span text:style-name="T32">= </text:span><text:span text:style-name="T32">53</text:span><text:span text:style-name="T32">; </text:span><text:span text:style-name="T32">i </text:span><text:span text:style-name="T32">&gt; </text:span><text:span text:style-name="T32">0</text:span><text:span text:style-name="T32">; </text:span><text:span text:style-name="T32">i</text:span><text:span text:style-name="T32">--</text:span><text:span text:style-name="T32">) {</text:span><text:line-break/><text:span text:style-name="T32"> <text:s text:c="11"/></text:span><text:span text:style-name="T32">if </text:span><text:span text:style-name="T32">(i </text:span><text:span text:style-name="T32">% </text:span><text:span text:style-name="T32">2 </text:span><text:span text:style-name="T32">== </text:span><text:span text:style-name="T32">0</text:span><text:span text:style-name="T32">) {</text:span><text:line-break/><text:span text:style-name="T32"> <text:s text:c="15"/></text:span><text:span text:style-name="T32">if </text:span><text:span text:style-name="T32">(i </text:span><text:span text:style-name="T32">&lt; </text:span><text:span text:style-name="T32">52</text:span><text:span text:style-name="T32">) {</text:span><text:line-break/><text:span text:style-name="T32"> <text:s text:c="19"/>System.</text:span><text:span text:style-name="T41">out</text:span><text:span text:style-name="T32">.</text:span><text:span text:style-name="T32">print</text:span><text:span text:style-name="T32">(</text:span><text:span text:style-name="T32">","</text:span><text:span text:style-name="T32">)</text:span><text:span text:style-name="T32">;</text:span><text:line-break/><text:span text:style-name="T32"> <text:s text:c="15"/></text:span><text:span text:style-name="T32">}</text:span><text:line-break/><text:span text:style-name="T32"> <text:s text:c="15"/>System.</text:span><text:span text:style-name="T41">out</text:span><text:span text:style-name="T32">.</text:span><text:span text:style-name="T32">print</text:span><text:span text:style-name="T32">(i)</text:span><text:span text:style-name="T32">;</text:span><text:line-break/><text:span text:style-name="T32"> <text:s text:c="11"/></text:span><text:span text:style-name="T32">}</text:span><text:line-break/><text:span text:style-name="T32"> <text:s text:c="7"/>}</text:span><text:line-break/><text:line-break/><text:span text:style-name="T32"> <text:s text:c="7"/>System.</text:span><text:span text:style-name="T41">out</text:span><text:span text:style-name="T32">.</text:span><text:span text:style-name="T32">println</text:span><text:span text:style-name="T32">(</text:span><text:span text:style-name="T32">"</text:span><text:span text:style-name="T32">\n</text:span><text:span text:style-name="T32">Bucle While"</text:span><text:span text:style-name="T32">)</text:span><text:span text:style-name="T32">;</text:span><text:line-break/><text:span text:style-name="T32"> <text:s text:c="7"/></text:span><text:span text:style-name="T32">int </text:span><text:span text:style-name="T32">j </text:span><text:span text:style-name="T32">= </text:span><text:span text:style-name="T32">53</text:span><text:span text:style-name="T32">;</text:span><text:line-break/><text:span text:style-name="T32"> <text:s text:c="7"/></text:span><text:span text:style-name="T32">while </text:span><text:span text:style-name="T32">(j </text:span><text:span text:style-name="T32">&gt; </text:span><text:span text:style-name="T32">0</text:span><text:span text:style-name="T32">){</text:span><text:line-break/><text:span text:style-name="T32"> <text:s text:c="11"/></text:span><text:span text:style-name="T32">if </text:span><text:span text:style-name="T32">(j </text:span><text:span text:style-name="T32">% </text:span><text:span text:style-name="T32">2 </text:span><text:span text:style-name="T32">== </text:span><text:span text:style-name="T32">0</text:span><text:span text:style-name="T32">) {</text:span><text:line-break/><text:span text:style-name="T32"> <text:s text:c="15"/></text:span><text:span text:style-name="T32">if </text:span><text:span text:style-name="T32">(j </text:span><text:span text:style-name="T32">&lt; </text:span><text:span text:style-name="T32">52</text:span><text:span text:style-name="T32">) {</text:span><text:line-break/><text:span text:style-name="T32"> <text:s text:c="19"/>System.</text:span><text:span text:style-name="T41">out</text:span><text:span text:style-name="T32">.</text:span><text:span text:style-name="T32">print</text:span><text:span text:style-name="T32">(</text:span><text:span text:style-name="T32">","</text:span><text:span text:style-name="T32">)</text:span><text:span text:style-name="T32">;</text:span><text:line-break/><text:span text:style-name="T32"> <text:s text:c="15"/></text:span><text:span text:style-name="T32">}</text:span><text:line-break/><text:span text:style-name="T32"> <text:s text:c="15"/>System.</text:span><text:span text:style-name="T41">out</text:span><text:span text:style-name="T32">.</text:span><text:span text:style-name="T32">print</text:span><text:span text:style-name="T32">(j)</text:span><text:span text:style-name="T32">;</text:span><text:line-break/><text:span text:style-name="T32"> <text:s text:c="11"/></text:span><text:span text:style-name="T32">}</text:span><text:line-break/><text:span text:style-name="T32"> <text:s text:c="11"/>j</text:span><text:span text:style-name="T32">--</text:span><text:span text:style-name="T32">;</text:span><text:line-break/><text:span text:style-name="T32"> <text:s text:c="7"/></text:span><text:span text:style-name="T32">}</text:span><text:line-break/><text:line-break/><text:span text:style-name="T32"> <text:s text:c="7"/>System.</text:span><text:span text:style-name="T41">out</text:span><text:span text:style-name="T32">.</text:span><text:span text:style-name="T32">println</text:span><text:span text:style-name="T32">(</text:span><text:span text:style-name="T32">"</text:span><text:span text:style-name="T32">\n</text:span><text:span text:style-name="T32">Bucle Do-While"</text:span><text:span text:style-name="T32">)</text:span><text:span text:style-name="T32">;</text:span><text:line-break/><text:span text:style-name="T32"> <text:s text:c="7"/></text:span><text:span text:style-name="T32">int </text:span><text:span text:style-name="T32">x </text:span><text:span text:style-name="T32">= </text:span><text:span text:style-name="T32">53</text:span><text:span text:style-name="T32">;</text:span><text:line-break/><text:span text:style-name="T32"> <text:s text:c="7"/></text:span><text:span text:style-name="T32">do</text:span><text:span text:style-name="T32">{</text:span><text:line-break/><text:span text:style-name="T32"> <text:s text:c="11"/></text:span><text:span text:style-name="T32">if </text:span><text:span text:style-name="T32">(x </text:span><text:span text:style-name="T32">% </text:span><text:span text:style-name="T32">2 </text:span><text:span text:style-name="T32">== </text:span><text:span text:style-name="T32">0</text:span><text:span text:style-name="T32">) {</text:span><text:line-break/><text:span text:style-name="T32"> <text:s text:c="15"/></text:span><text:span text:style-name="T32">if </text:span><text:span text:style-name="T32">(x </text:span><text:span text:style-name="T32">&lt; </text:span><text:span text:style-name="T32">52</text:span><text:span text:style-name="T32">) {</text:span><text:line-break/><text:span text:style-name="T32"> <text:s text:c="19"/>System.</text:span><text:span text:style-name="T41">out</text:span><text:span text:style-name="T32">.</text:span><text:span text:style-name="T32">print</text:span><text:span text:style-name="T32">(</text:span><text:span text:style-name="T32">","</text:span><text:span text:style-name="T32">)</text:span><text:span text:style-name="T32">;</text:span><text:line-break/><text:span text:style-name="T32"> <text:s text:c="15"/></text:span><text:span text:style-name="T32">}</text:span><text:line-break/><text:span text:style-name="T32"> <text:s text:c="15"/>System.</text:span><text:span text:style-name="T41">out</text:span><text:span text:style-name="T32">.</text:span><text:span text:style-name="T32">print</text:span><text:span text:style-name="T32">(x)</text:span><text:span text:style-name="T32">;</text:span><text:line-break/><text:span text:style-name="T32"> <text:s text:c="11"/></text:span><text:span text:style-name="T32">}</text:span><text:line-break/><text:span text:style-name="T32"> <text:s text:c="11"/>x</text:span><text:span text:style-name="T32">--</text:span><text:span text:style-name="T32">;</text:span><text:line-break/><text:span text:style-name="T32"> <text:s text:c="7"/></text:span><text:span text:style-name="T32">} </text:span><text:span text:style-name="T32">while </text:span><text:span text:style-name="T32">(x </text:span><text:span text:style-name="T32">&gt; </text:span><text:span text:style-name="T32">0</text:span><text:span text:style-name="T32">)</text:span><text:span text:style-name="T32">;</text:span><text:line-break/><text:span text:style-name="T32"> <text:s text:c="3"/></text:span><text:span text:style-name="T32">}</text:span><text:line-break/><text:span text:style-name="T32">}</text:span></text:p>
      <text:p text:style-name="P2"/>
      <text:p text:style-name="P5"><text:span text:style-name="T39">Ejercicio 1:</text:span></text:p>
      <text:p text:style-name="P2"><text:span text:style-name="T12"/></text:p>
      <text:p text:style-name="P3"><text:span text:style-name="T32">package </text:span><text:span text:style-name="T32">ejercicio2</text:span><text:span text:style-name="T32">;</text:span><text:line-break/><text:line-break/><text:span text:style-name="T32">import </text:span><text:span text:style-name="T32">java.util.Scanner</text:span><text:span text:style-name="T32">;</text:span><text:line-break/><text:line-break/><text:span text:style-name="T32">public class </text:span><text:span text:style-name="T32">Ejercicio2 {</text:span><text:line-break/><text:line-break/><text:span text:style-name="T32"> <text:s text:c="3"/></text:span><text:span text:style-name="T32">public static void </text:span><text:span text:style-name="T32">main</text:span><text:span text:style-name="T32">(String[] </text:span><text:span text:style-name="T40">args</text:span><text:span text:style-name="T32">) {</text:span><text:line-break/><text:span text:style-name="T32"> <text:s text:c="7"/>Scanner keyboard </text:span><text:span text:style-name="T32">= new </text:span><text:span text:style-name="T32">Scanner</text:span><text:span text:style-name="T32">(System.</text:span><text:span text:style-name="T41">in</text:span><text:span text:style-name="T32">)</text:span><text:span text:style-name="T32">;</text:span><text:line-break/><text:span text:style-name="T32"> <text:s text:c="7"/></text:span><text:span text:style-name="T32">int </text:span><text:span text:style-name="T32">num</text:span><text:span text:style-name="T32">;</text:span><text:line-break/><text:line-break/><text:span text:style-name="T32"> <text:s text:c="7"/></text:span><text:span text:style-name="T32">System.</text:span><text:span text:style-name="T41">out</text:span><text:span text:style-name="T32">.</text:span><text:span text:style-name="T32">print</text:span><text:span text:style-name="T32">(</text:span><text:span text:style-name="T32">"Introduce un número entero entre 3 y 10: "</text:span><text:span text:style-name="T32">)</text:span><text:span text:style-name="T32">;</text:span><text:line-break/><text:span text:style-name="T32"> <text:s text:c="7"/></text:span><text:span text:style-name="T32">num </text:span><text:span text:style-name="T32">= </text:span><text:span text:style-name="T32">keyboard.</text:span><text:span text:style-name="T32">nextInt</text:span><text:span text:style-name="T32">()</text:span><text:span text:style-name="T32">;</text:span><text:line-break/><text:line-break/><text:span text:style-name="T32"> <text:s text:c="7"/></text:span><text:span text:style-name="T32">while</text:span><text:span text:style-name="T32">(num </text:span><text:span text:style-name="T32">&lt; </text:span><text:span text:style-name="T32">3 </text:span><text:span text:style-name="T32">|| </text:span><text:span text:style-name="T32">num </text:span><text:span text:style-name="T32">&gt; </text:span><text:span text:style-name="T32">10</text:span><text:span text:style-name="T32">){</text:span><text:line-break/><text:span text:style-name="T32"> <text:s text:c="11"/>System.</text:span><text:span text:style-name="T41">out</text:span><text:span text:style-name="T32">.</text:span><text:span text:style-name="T32">print</text:span><text:span text:style-name="T32">(</text:span><text:span text:style-name="T32">"Número fuera de rango, introduce otro: "</text:span><text:span text:style-name="T32">)</text:span><text:span text:style-name="T32">;</text:span><text:line-break/><text:span text:style-name="T32"> <text:s text:c="11"/></text:span><text:span text:style-name="T32">num </text:span><text:span text:style-name="T32">= </text:span><text:span text:style-name="T32">keyboard.</text:span><text:span text:style-name="T32">nextInt</text:span><text:span text:style-name="T32">()</text:span><text:span text:style-name="T32">;</text:span><text:line-break/><text:span text:style-name="T32"> <text:s text:c="7"/></text:span><text:span text:style-name="T32">}</text:span><text:span text:style-name="T32">;</text:span><text:line-break/><text:line-break/><text:span text:style-name="T32"> <text:s text:c="7"/></text:span><text:span text:style-name="T32">for</text:span><text:span text:style-name="T32">(</text:span><text:span text:style-name="T32">int </text:span><text:span text:style-name="T32">i </text:span><text:span text:style-name="T32">= </text:span><text:span text:style-name="T32">1</text:span><text:span text:style-name="T32">; </text:span><text:span text:style-name="T32">i </text:span><text:span text:style-name="T32">&lt; </text:span><text:span text:style-name="T32">num</text:span><text:span text:style-name="T32">*</text:span><text:span text:style-name="T32">2</text:span><text:span text:style-name="T32">; </text:span><text:span text:style-name="T32">i</text:span><text:span text:style-name="T32">++ </text:span><text:span text:style-name="T32">) {</text:span><text:line-break/><text:span text:style-name="T32"> <text:s text:c="11"/></text:span><text:span text:style-name="T32">if </text:span><text:span text:style-name="T32">(i </text:span><text:span text:style-name="T32">&lt;= </text:span><text:span text:style-name="T32">num) {</text:span><text:line-break/><text:span text:style-name="T32"> <text:s text:c="15"/></text:span><text:span text:style-name="T32">for </text:span><text:span text:style-name="T32">(</text:span><text:span text:style-name="T32">int </text:span><text:span text:style-name="T32">j </text:span><text:span text:style-name="T32">= </text:span><text:span text:style-name="T32">1</text:span><text:span text:style-name="T32">; </text:span><text:span text:style-name="T32">j </text:span><text:span text:style-name="T32">&lt;= </text:span><text:span text:style-name="T32">i</text:span><text:span text:style-name="T32">; </text:span><text:span text:style-name="T32">j</text:span><text:span text:style-name="T32">++</text:span><text:span text:style-name="T32">) {</text:span><text:line-break/><text:span text:style-name="T32"> <text:s text:c="19"/>System.</text:span><text:span text:style-name="T41">out</text:span><text:span text:style-name="T32">.</text:span><text:span text:style-name="T32">print</text:span><text:span text:style-name="T32">(</text:span><text:span text:style-name="T32">"A"</text:span><text:span text:style-name="T32">)</text:span><text:span text:style-name="T32">;</text:span><text:line-break/><text:span text:style-name="T32"> <text:s text:c="15"/></text:span><text:span text:style-name="T32">}</text:span><text:line-break/><text:span text:style-name="T32"> <text:s text:c="11"/>} </text:span><text:span text:style-name="T32">else </text:span><text:span text:style-name="T32">{</text:span><text:line-break/><text:span text:style-name="T32"> <text:s text:c="15"/></text:span><text:span text:style-name="T32">for </text:span><text:span text:style-name="T32">(</text:span><text:span text:style-name="T32">int </text:span><text:span text:style-name="T32">j </text:span><text:span text:style-name="T32">= </text:span><text:span text:style-name="T32">num </text:span><text:span text:style-name="T32">* </text:span><text:span text:style-name="T32">2 </text:span><text:span text:style-name="T32">- </text:span><text:span text:style-name="T32">i</text:span><text:span text:style-name="T32">; </text:span><text:span text:style-name="T32">j </text:span><text:span text:style-name="T32">&gt; </text:span><text:span text:style-name="T32">0</text:span><text:span text:style-name="T32">; </text:span><text:span text:style-name="T32">j</text:span><text:span text:style-name="T32">--</text:span><text:span text:style-name="T32">) {</text:span><text:line-break/><text:span text:style-name="T32"> <text:s text:c="19"/>System.</text:span><text:span text:style-name="T41">out</text:span><text:span text:style-name="T32">.</text:span><text:span text:style-name="T32">print</text:span><text:span text:style-name="T32">(</text:span><text:span text:style-name="T32">"A"</text:span><text:span text:style-name="T32">)</text:span><text:span text:style-name="T32">;</text:span><text:line-break/><text:span text:style-name="T32"> <text:s text:c="15"/></text:span><text:span text:style-name="T32">}</text:span><text:line-break/><text:span text:style-name="T32"> <text:s text:c="11"/>}</text:span><text:line-break/><text:span text:style-name="T32"> <text:s text:c="11"/>System.</text:span><text:span text:style-name="T41">out</text:span><text:span text:style-name="T32">.</text:span><text:span text:style-name="T32">println</text:span><text:span text:style-name="T32">(</text:span><text:span text:style-name="T32">""</text:span><text:span text:style-name="T32">)</text:span><text:span text:style-name="T32">;</text:span><text:line-break/><text:span text:style-name="T32"> <text:s text:c="7"/></text:span><text:span text:style-name="T32">}</text:span><text:line-break/><text:span text:style-name="T32"> <text:s text:c="3"/>}</text:span><text:line-break/><text:span text:style-name="T32">}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ff1a" officeooo:paragraph-rsid="001cff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 Tarea 2 del Bloque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8:58:00.781000000</meta:creation-date>
    <dc:date>2019-11-27T19:33:02.224000000</dc:date>
    <meta:editing-duration>PT35M1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6" meta:word-count="216" meta:character-count="1830" meta:non-whitespace-character-count="970"/>
  </office:meta>
</office:document-meta>
</file>